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10000010B0587E12B861868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1" text:anchor-type="paragraph" svg:x="0.72cm" svg:y="0.866cm" svg:width="14.979cm" svg:height="8.313cm" draw:z-index="0"><draw:image xlink:href="Pictures/10000201000001E10000010B0587E12B8618685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r" fo:country="H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0T16:07:18.882000000</meta:creation-date>
    <dc:date>2020-07-20T16:08:25.077000000</dc:date>
    <meta:editing-duration>PT1M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1.4.2$Windows_X86_64 LibreOffice_project/9d0f32d1f0b509096fd65e0d4bec26ddd1938fd3</meta:generator>
  </office:meta>
</office:document-meta>
</file>